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1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5</text:p>
          </table:table-cell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6</text:p>
          </table:table-cell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17" table:number-columns-spanned="2" table:number-rows-spanned="1"/>
          <table:covered-table-cell table:style-name="ce31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0" calcext:value-type="float">
            <text:p>2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2" calcext:value-type="float">
            <text:p>12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01:06.5138327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24T09:09:02.321957365</dc:date>
    <meta:editing-cycles>30</meta:editing-cycles>
    <meta:editing-duration>PT2H3M52S</meta:editing-duration>
    <meta:generator>LibreOffice/5.2.7.2$Linux_X86_64 LibreOffice_project/20$Build-2</meta:generator>
    <meta:print-date>2017-05-07T12:53:58.279000000</meta:print-date>
    <meta:document-statistic meta:table-count="2" meta:cell-count="40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